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dde72" officeooo:paragraph-rsid="0005b4c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TGTGAAGCGGATGAGGGCAAAACTTCCGAGTTTTGAGCCCAGATGAGTTTTGATGTATATATAGTCATTTACCACACCCTCATCAATCTCTAAATATCTCATTAAGGCTAATTCAAAACTCAAAACAATAGCATCTTGACTCGCATCAAAAGCTTCATAATCAGATTCTGTGCAAACACCATCAAATCCTTGTTTTAAGACCCACTCATTGAGATCATCAAAGTTTTTACACGAGTGTATGTAAAAATTTTTAGGCAAGGCTTCATTCAGTTTCTTTTCAATGTATCGCATTGTTGGCGCAAACCTACACAGAACAGCATGATGAAAACACGCCAG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7:01.365069777</meta:creation-date>
    <dc:date>2019-03-29T15:57:20.279244311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